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24" table:default-cell-style-name="ce11"/>
        <table:table-row table:style-name="ro1">
          <table:table-cell table:style-name="ce1"/>
          <table:table-cell office:value-type="string" calcext:value-type="string">
            <text:p>A 0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 3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A 8</text:p>
          </table:table-cell>
          <table:table-cell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0</text:p>
          </table:table-cell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table:style-name="ce3"/>
          <table:table-cell table:number-columns-repeated="22"/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2"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3"/>
          <table:table-cell table:style-name="ce3"/>
          <table:table-cell table:number-columns-repeated="20"/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4"/>
          <table:table-cell table:style-name="ce3"/>
          <table:table-cell table:number-columns-repeated="19"/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5"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A 6</text:p>
          </table:table-cell>
          <table:table-cell table:number-columns-repeated="6"/>
          <table:table-cell table:style-name="ce3"/>
          <table:table-cell table:number-columns-repeated="17"/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7"/>
          <table:table-cell table:style-name="ce3"/>
          <table:table-cell table:number-columns-repeated="16"/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8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9"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A 10</text:p>
          </table:table-cell>
          <table:table-cell table:number-columns-repeated="10"/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11"/>
          <table:table-cell table:style-name="ce3"/>
          <table:table-cell table:number-columns-repeated="11"/>
          <table:table-cell table:style-name="ce4"/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2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1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14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5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16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1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18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19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 20</text:p>
          </table:table-cell>
          <table:table-cell table:number-columns-repeated="2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1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2"/>
          <table:table-cell table:style-name="ce3"/>
          <table:table-cell/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3"/>
          <table:table-cell table:style-name="ce3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3.2$Linux_X86_64 LibreOffice_project/520$Build-2</meta:generator>
    <dc:date>2025-08-16T13:28:00.173118390</dc:date>
    <meta:editing-duration>PT8H12M48S</meta:editing-duration>
    <meta:editing-cycles>106</meta:editing-cycles>
    <meta:document-statistic meta:table-count="1" meta:cell-count="54" meta:object-count="0"/>
  </office:meta>
</office:document-meta>
</file>